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1488" officeooo:paragraph-rsid="00021488"/>
    </style:style>
    <style:style style:name="P2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S</text:p>
      <text:p text:style-name="Standard"/>
      <text:list xml:id="list1537202381" text:style-name="L1">
        <text:list-item>
          <text:p text:style-name="P2">Introduction to this course</text:p>
          <text:list>
            <text:list-item>
              <text:p text:style-name="P2">what you will build</text:p>
            </text:list-item>
            <text:list-item>
              <text:p text:style-name="P2">what you will learn</text:p>
            </text:list-item>
            <text:list-item>
              <text:p text:style-name="P2">who are audiences</text:p>
            </text:list-item>
          </text:list>
        </text:list-item>
        <text:list-item>
          <text:p text:style-name="P2">Install Tools</text:p>
          <text:list>
            <text:list-item>
              <text:p text:style-name="P2">Code Editor</text:p>
            </text:list-item>
            <text:list-item>
              <text:p text:style-name="P2">Web Browser</text:p>
            </text:list-item>
            <text:list-item>
              <text:p text:style-name="P2">VS Code Extension</text:p>
            </text:list-item>
          </text:list>
        </text:list-item>
        <text:list-item>
          <text:p text:style-name="P2">Website Template</text:p>
          <text:list>
            <text:list-item>
              <text:p text:style-name="P2">Create amazona folder</text:p>
            </text:list-item>
            <text:list-item>
              <text:p text:style-name="P2">create template folder</text:p>
            </text:list-item>
            <text:list-item>
              <text:p text:style-name="P2">create index.html</text:p>
            </text:list-item>
            <text:list-item>
              <text:p text:style-name="P2">add default HTML code</text:p>
            </text:list-item>
            <text:list-item>
              <text:p text:style-name="P2">link to style.css</text:p>
            </text:list-item>
            <text:list-item>
              <text:p text:style-name="P2">create header, main and footer</text:p>
            </text:list-item>
            <text:list-item>
              <text:p text:style-name="P2">style elements</text:p>
            </text:list-item>
          </text:list>
        </text:list-item>
        <text:list-item>
          <text:p text:style-name="P2">Display Products</text:p>
          <text:list>
            <text:list-item>
              <text:p text:style-name="P2">create products div</text:p>
            </text:list-item>
            <text:list-item>
              <text:p text:style-name="P2">add product attributes</text:p>
            </text:list-item>
            <text:list-item>
              <text:p text:style-name="P2">add link, image, name and price</text:p>
            </text:list-item>
          </text:list>
        </text:list-item>
        <text:list-item>
          <text:p text:style-name="P2">Create React App</text:p>
          <text:list>
            <text:list-item>
              <text:p text:style-name="P2">npx create-react-app frontend</text:p>
            </text:list-item>
            <text:list-item>
              <text:p text:style-name="P2">npm start</text:p>
            </text:list-item>
            <text:list-item>
              <text:p text:style-name="P2">Remove unused files</text:p>
            </text:list-item>
            <text:list-item>
              <text:p text:style-name="P2">copy index.html content to App.js</text:p>
            </text:list-item>
            <text:list-item>
              <text:p text:style-name="P2">copy style.css content to index.css</text:p>
            </text:list-item>
            <text:list-item>
              <text:p text:style-name="P2">replace class with className</text:p>
            </text:list-item>
          </text:list>
        </text:list-item>
        <text:list-item>
          <text:p text:style-name="P2">Share Code On Github</text:p>
          <text:list>
            <text:list-item>
              <text:p text:style-name="P2">Initialize git repository</text:p>
            </text:list-item>
            <text:list-item>
              <text:p text:style-name="P2">Commit changes</text:p>
            </text:list-item>
            <text:list-item>
              <text:p text:style-name="P2">Create github account</text:p>
            </text:list-item>
            <text:list-item>
              <text:p text:style-name="P2">Create repo on github</text:p>
            </text:list-item>
            <text:list-item>
              <text:p text:style-name="P2">connect local repo to github repo</text:p>
            </text:list-item>
            <text:list-item>
              <text:p text:style-name="P2">push changes to github</text:p>
            </text:list-item>
          </text:list>
        </text:list-item>
        <text:list-item>
          <text:p text:style-name="P2">Create Rating and Product Component</text:p>
          <text:list>
            <text:list-item>
              <text:p text:style-name="P2">create components/Rating.js</text:p>
            </text:list-item>
            <text:list-item>
              <text:p text:style-name="P2">create div.rating</text:p>
            </text:list-item>
            <text:list-item>
              <text:p text:style-name="P2">style div.rating, span and last span</text:p>
            </text:list-item>
            <text:list-item>
              <text:p text:style-name="P2">Create Product component</text:p>
            </text:list-item>
            <text:list-item>
              <text:p text:style-name="P2">Use Rating component</text:p>
            </text:list-item>
          </text:list>
        </text:list-item>
        <text:list-item>
          <text:p text:style-name="P2"><text:soft-page-break/>Build Product Screen</text:p>
          <text:list>
            <text:list-item>
              <text:p text:style-name="P2">Install react-router-dom</text:p>
            </text:list-item>
            <text:list-item>
              <text:p text:style-name="P2">Use BrowserRouter and Route for Home Screen</text:p>
            </text:list-item>
            <text:list-item>
              <text:p text:style-name="P2">Create HomeScreen.js</text:p>
            </text:list-item>
            <text:list-item>
              <text:p text:style-name="P2">Add product list code there</text:p>
            </text:list-item>
            <text:list-item>
              <text:p text:style-name="P2">Create ProductScreen.js</text:p>
            </text:list-item>
            <text:list-item>
              <text:p text:style-name="P2">Add new Route from product details to App.js</text:p>
            </text:list-item>
            <text:list-item>
              <text:p text:style-name="P2">Create 3 columns for product image, info and action</text:p>
            </text:list-item>
          </text:list>
        </text:list-item>
        <text:list-item>
          <text:p text:style-name="P2">Create Node.JS Server</text:p>
          <text:list>
            <text:list-item>
              <text:p text:style-name="P2">run npm init in root folder</text:p>
            </text:list-item>
            <text:list-item>
              <text:p text:style-name="P2">Update package.json set type: module</text:p>
            </text:list-item>
            <text:list-item>
              <text:p text:style-name="P2">Add .js to imports</text:p>
            </text:list-item>
            <text:list-item>
              <text:p text:style-name="P2">npm install express</text:p>
            </text:list-item>
            <text:list-item>
              <text:p text:style-name="P2">create server.js</text:p>
            </text:list-item>
            <text:list-item>
              <text:p text:style-name="P2">add start command as node backend/server.js</text:p>
            </text:list-item>
            <text:list-item>
              <text:p text:style-name="P2">require express</text:p>
            </text:list-item>
            <text:list-item>
              <text:p text:style-name="P2">create route for / return backend is ready.</text:p>
            </text:list-item>
            <text:list-item>
              <text:p text:style-name="P2">move products.js from frontend to backend</text:p>
            </text:list-item>
            <text:list-item>
              <text:p text:style-name="P2">create route for /api/products</text:p>
            </text:list-item>
            <text:list-item>
              <text:p text:style-name="P2">return products</text:p>
            </text:list-item>
            <text:list-item>
              <text:p text:style-name="P2">run npm star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21:39:13.032290566</meta:creation-date>
    <dc:date>2021-06-23T21:41:04.758576817</dc:date>
    <meta:editing-duration>PT1M57S</meta:editing-duration>
    <meta:editing-cycles>1</meta:editing-cycles>
    <meta:document-statistic meta:table-count="0" meta:image-count="0" meta:object-count="0" meta:page-count="2" meta:paragraph-count="62" meta:word-count="288" meta:character-count="1633" meta:non-whitespace-character-count="1468"/>
    <meta:generator>LibreOffice/6.0.7.3$Linux_X86_64 LibreOffice_project/00m0$Build-3</meta:generator>
  </office:meta>
</office:document-meta>
</file>